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01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Node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deName</text:p>
          </table:table-cell>
          <table:table-cell office:value-type="string" calcext:value-type="string">
            <text:p>moduleName</text:p>
          </table:table-cell>
          <table:table-cell office:value-type="string" calcext:value-type="string">
            <text:p>nodeNumber</text:p>
          </table:table-cell>
          <table:table-cell office:value-type="string" calcext:value-type="string">
            <text:p>nodeGroup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/>
          </table:table-cell>
        </table:table-row>
      </table:table>
      <table:table table:name="Long_Event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ventName</text:p>
          </table:table-cell>
          <table:table-cell office:value-type="string" calcext:value-type="string">
            <text:p>eventNodeNumber</text:p>
          </table:table-cell>
          <table:table-cell office:value-type="string" calcext:value-type="string">
            <text:p>eventNumber</text:p>
          </table:table-cell>
          <table:table-cell office:value-type="string" calcext:value-type="string">
            <text:p>eventGroup</text:p>
          </table:table-cell>
        </table:table-row>
      </table:table>
      <table:table table:name="Short_Even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entName</text:p>
          </table:table-cell>
          <table:table-cell office:value-type="string" calcext:value-type="string">
            <text:p>eventNumber</text:p>
          </table:table-cell>
          <table:table-cell office:value-type="string" calcext:value-type="string">
            <text:p>eventGroup</text:p>
          </table:table-cell>
          <table:table-cell/>
        </table:table-row>
        <table:table-row table:style-name="ro1">
          <table:table-cell office:value-type="string" calcext:value-type="string">
            <text:p>EX_S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D</text:p>
          </table:table-cell>
          <table:table-cell office:value-type="string" calcext:value-type="string">
            <text:p>Test.</text:p>
          </table:table-cell>
        </table:table-row>
        <table:table-row table:style-name="ro1">
          <table:table-cell office:value-type="string" calcext:value-type="string">
            <text:p>SW1 Lev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2 Lev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3 Lev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4 Lev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5 Lev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6 Lev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7 Lever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8 Lev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9 PB O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10 PB O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11 PB OFF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12 PB OFF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13 PB PON POFF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14 PB PON POFF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15 PB PON POFF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SW16 PB ON </text:span>Int SoD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25 PB Pair O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26 PB Pair OFF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27 PB Pair 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28 PB Pair OFF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29 PB Pair O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30 PB Pair OFF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31 PB Pair O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W32 PB Pair OFF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pare 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Spare 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witches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1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1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1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1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1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1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2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2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2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2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2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2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2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2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3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1">
          <table:table-cell office:value-type="string" calcext:value-type="string">
            <text:p>LED3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ED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0:44:31.2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25T10:46:15.667000000</dc:date>
    <meta:editing-duration>PT1H28M44S</meta:editing-duration>
    <meta:editing-cycles>9</meta:editing-cycles>
    <meta:document-statistic meta:table-count="3" meta:cell-count="190" meta:object-count="0"/>
  </office:meta>
</office:document-meta>
</file>